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3.8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77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000" fo:border="0.06pt solid #000000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border="0.06pt solid #000000"/>
      <style:text-properties fo:color="#000000"/>
    </style:style>
    <style:style style:name="ce7" style:family="table-cell" style:parent-style-name="Default">
      <style:table-cell-properties fo:background-color="#008000" fo:border="0.06pt solid #000000"/>
    </style:style>
    <style:style style:name="ce8" style:family="table-cell" style:parent-style-name="Default">
      <style:table-cell-properties fo:background-color="#008000" fo:border="0.06pt solid #000000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fo:border="0.06pt solid #000000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fo:border="0.06pt solid #000000"/>
    </style:style>
    <style:style style:name="ce1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fo:border="0.06pt solid #000000"/>
      <style:text-properties fo:color="#000000"/>
    </style:style>
    <style:style style:name="ce24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ackground-color="#ffffff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ítulo</text:p>
          </table:table-cell>
          <table:table-cell table:style-name="ce1" office:value-type="string">
            <text:p>VL. DA STORY (PRIORIDADE)</text:p>
          </table:table-cell>
          <table:table-cell table:style-name="ce13" office:value-type="string">
            <text:p>STORY POINTS (1 PONT = 4 AULAS)</text:p>
          </table:table-cell>
          <table:table-cell table:style-name="ce1" office:value-type="string">
            <text:p>DESCRIÇÃO DETALHADA</text:p>
          </table:table-cell>
          <table:table-cell table:style-name="ce24"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Cadastro de Login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5"/>
          <table:table-cell table:style-name="ce25"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Formulário de Login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5"/>
          <table:table-cell table:style-name="ce25"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Formulário de Fale Conosco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23"/>
          <table:table-cell table:style-name="ce25"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Cadastrar Marcas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3"/>
          <table:table-cell table:style-name="ce25" table:number-columns-repeated="101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Cadastrar Modelo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5"/>
          <table:table-cell table:style-name="ce25" table:number-columns-repeated="101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string">
            <text:p>Cadastrar Categoria</text:p>
          </table:table-cell>
          <table:table-cell table:style-name="ce7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string">
            <text:p>Cadastro de Newsletter</text:p>
          </table:table-cell>
          <table:table-cell table:style-name="ce7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string">
            <text:p>Cadastrar Patrocinadores</text:p>
          </table:table-cell>
          <table:table-cell table:style-name="ce7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office:value-type="string">
            <text:p>Cadastro de Região</text:p>
          </table:table-cell>
          <table:table-cell table:style-name="ce7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7" office:value-type="string">
            <text:p>Cadastrar Cores</text:p>
          </table:table-cell>
          <table:table-cell table:style-name="ce7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8" office:value-type="string">
            <text:p>Cadastrar Opcionais</text:p>
          </table:table-cell>
          <table:table-cell table:style-name="ce8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8" office:value-type="string">
            <text:p>Cadastrar Estado</text:p>
          </table:table-cell>
          <table:table-cell table:style-name="ce8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9" office:value-type="string">
            <text:p>Cadastrar Versão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9" office:value-type="string">
            <text:p>Cadastrar Quilometragem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10" office:value-type="string">
            <text:p>Cadastrar Combustível</text:p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0" office:value-type="string">
            <text:p>Cadastro de Câmbio</text:p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0" office:value-type="string">
            <text:p>Cadastro de Ano</text:p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0" office:value-type="string">
            <text:p>Cadastrar Publicidade</text:p>
          </table:table-cell>
          <table:table-cell table:style-name="ce10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>
            <text:p>Cadastrar o Veículo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string">
            <text:p>Cadastrar Ofertas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string">
            <text:p>Listas Patrocinadores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string">
            <text:p>Lista Ofertas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string">
            <text:p>Envia NewsLetter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string">
            <text:p>Busca de Veículos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9" office:value-type="string">
            <text:p>Cadastrar Cidade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9" office:value-type="string">
            <text:p>Alterar minha região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9" office:value-type="string">
            <text:p>Adicionar aos favoritos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9" office:value-type="string">
            <text:p>Esqueci minha senha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11" office:value-type="string">
            <text:p>Sistema de Vendas de Veículo</text:p>
          </table:table-cell>
          <table:table-cell table:style-name="ce11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11" office:value-type="string">
            <text:p>O usuário cadastra o carro</text:p>
          </table:table-cell>
          <table:table-cell table:style-name="ce26" table:number-columns-repeated="1019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1" office:value-type="string">
            <text:p>Sistema de classificação de vendedores</text:p>
          </table:table-cell>
          <table:table-cell table:style-name="ce11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11"/>
          <table:table-cell table:style-name="ce26" table:number-columns-repeated="1019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12" office:value-type="string">
            <text:p>Formulário de Peça seu carro</text:p>
          </table:table-cell>
          <table:table-cell table:style-name="ce12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12" office:value-type="string">
            <text:p>Cadastrar Menu</text:p>
          </table:table-cell>
          <table:table-cell table:style-name="ce12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12" office:value-type="string">
            <text:p>Cadastrar Submenu</text:p>
          </table:table-cell>
          <table:table-cell table:style-name="ce12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12" office:value-type="string">
            <text:p>Integração em redes sociais</text:p>
          </table:table-cell>
          <table:table-cell table:style-name="ce12" office:value-type="float" office:value="5">
            <text:p>5</text:p>
          </table:table-cell>
          <table:table-cell table:style-name="ce21" office:value-type="float" office:value="100">
            <text:p>100</text:p>
          </table:table-cell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11" office:value-type="string">
            <text:p>Permissão de Usuários de acesso</text:p>
          </table:table-cell>
          <table:table-cell table:style-name="ce11" office:value-type="float" office:value="3">
            <text:p>3</text:p>
          </table:table-cell>
          <table:table-cell table:style-name="ce20"/>
          <table:table-cell table:style-name="ce11"/>
          <table:table-cell table:style-name="ce26" table:number-columns-repeated="1019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1" table:number-columns-repeated="2"/>
          <table:table-cell table:style-name="ce20"/>
          <table:table-cell table:style-name="ce11"/>
          <table:table-cell table:style-name="ce26" table:number-columns-repeated="1019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12" table:number-columns-repeated="2"/>
          <table:table-cell table:style-name="ce21"/>
          <table:table-cell table:style-name="ce12"/>
          <table:table-cell table:style-name="ce26" table:number-columns-repeated="1019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12" table:number-columns-repeated="2"/>
          <table:table-cell table:style-name="ce21"/>
          <table:table-cell table:style-name="ce12" table:number-columns-repeated="1020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12" table:number-columns-repeated="2"/>
          <table:table-cell table:style-name="ce21"/>
          <table:table-cell table:style-name="ce12" table:number-columns-repeated="1020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12" table:number-columns-repeated="2"/>
          <table:table-cell table:style-name="ce21"/>
          <table:table-cell table:style-name="ce12" table:number-columns-repeated="1020"/>
        </table:table-row>
        <table:table-row table:style-name="ro2">
          <table:table-cell table:number-columns-repeated="3"/>
          <table:table-cell table:formula="of:=SUM([.D1:.D49])/8" office:value-type="float" office:value="25.625">
            <text:p>25,625</text:p>
          </table:table-cell>
          <table:table-cell office:value-type="string">
            <text:p>mese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nte: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usadosbr.com/destaqu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a xlink:href="http://www.usadosredechevrolet.com.br/default.aspx">http://www.usadosredechevrolet.com.br/default.aspx</text:a></text:p>
          </table:table-cell>
          <table:table-cell table:number-columns-repeated="1022"/>
        </table:table-row>
        <table:table-row table:style-name="ro3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Planilha1.A1:Planilha1.E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0/12/2015</text:date>, <text:time>14:17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ton CG</meta:initial-creator>
    <meta:creation-date>2012-10-02T08:08:18.87</meta:creation-date>
    <dc:date>2015-12-10T14:17:40.77</dc:date>
    <meta:editing-duration>P1DT7H32M36S</meta:editing-duration>
    <meta:editing-cycles>49</meta:editing-cycles>
    <meta:generator>LibreOffice/3.4$Win32 LibreOffice_project/340m1$Build-302</meta:generator>
    <meta:document-statistic meta:table-count="1" meta:cell-count="167" meta:object-count="0"/>
  </office:meta>
</office:document-meta>
</file>